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7ec72"/>
    </style:style>
    <style:style style:name="P2" style:family="paragraph" style:parent-style-name="Text_20_body" style:list-style-name="L1">
      <style:text-properties officeooo:rsid="0007ec72" officeooo:paragraph-rsid="0007ec72"/>
    </style:style>
    <style:style style:name="P3" style:family="paragraph" style:parent-style-name="Text_20_body" style:list-style-name="L1">
      <style:text-properties officeooo:rsid="00098a83" officeooo:paragraph-rsid="00098a83"/>
    </style:style>
    <style:style style:name="P4" style:family="paragraph" style:parent-style-name="Text_20_body" style:list-style-name="L1">
      <style:text-properties officeooo:rsid="000b3bb2" officeooo:paragraph-rsid="000b3bb2"/>
    </style:style>
    <style:style style:name="P5" style:family="paragraph" style:parent-style-name="Text_20_body" style:list-style-name="L1">
      <style:text-properties officeooo:rsid="000bac79" officeooo:paragraph-rsid="000bac79"/>
    </style:style>
    <style:style style:name="T1" style:family="text">
      <style:text-properties officeooo:rsid="0007ec72"/>
    </style:style>
    <style:style style:name="T2" style:family="text">
      <style:text-properties officeooo:rsid="00098a83"/>
    </style:style>
    <style:style style:name="T3" style:family="text">
      <style:text-properties officeooo:rsid="000b3bb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Bug Tracker/Project management <text:span text:style-name="T1">A</text:span>pp</text:p>
      <text:h text:style-name="P1" text:outline-level="1"><text:span text:style-name="T1">Features:</text:span></text:h>
      <text:list xml:id="list2340866545" text:style-name="L1">
        <text:list-item>
          <text:p text:style-name="P2">Authentication (JWS token)</text:p>
        </text:list-item>
        <text:list-item>
          <text:p text:style-name="P2">Authorization</text:p>
        </text:list-item>
        <text:list-item>
          <text:p text:style-name="P2">User roles (Admin, Project Manager, Developer, Tester)</text:p>
        </text:list-item>
        <text:list-item>
          <text:p text:style-name="P3">Teams within project</text:p>
        </text:list-item>
        <text:list-item>
          <text:p text:style-name="P2">Submitting tickets of different type/severity</text:p>
        </text:list-item>
        <text:list-item>
          <text:p text:style-name="P2">Dashboard with graphs showing breakdown of tickets</text:p>
        </text:list-item>
        <text:list-item>
          <text:p text:style-name="P5">Notifications</text:p>
        </text:list-item>
        <text:list-item>
          <text:p text:style-name="P5">Email,SMS notifications</text:p>
        </text:list-item>
        <text:list-item>
          <text:p text:style-name="P2">Admin<text:span text:style-name="T2"> features:</text:span></text:p>
          <text:list>
            <text:list-item>
              <text:p text:style-name="P3">Assign user roles</text:p>
            </text:list-item>
            <text:list-item>
              <text:p text:style-name="P3">Create new projects</text:p>
            </text:list-item>
            <text:list-item>
              <text:p text:style-name="P3">Block user account</text:p>
            </text:list-item>
          </text:list>
        </text:list-item>
        <text:list-item>
          <text:p text:style-name="P3">Project manager features:</text:p>
          <text:list>
            <text:list-item>
              <text:p text:style-name="P3">Manage assigned project</text:p>
            </text:list-item>
            <text:list-item>
              <text:p text:style-name="P3">Create <text:span text:style-name="T3">and manage </text:span>teams</text:p>
            </text:list-item>
            <text:list-item>
              <text:p text:style-name="P3">Assign tickets to <text:span text:style-name="T3">developers</text:span></text:p>
            </text:list-item>
          </text:list>
        </text:list-item>
        <text:list-item>
          <text:p text:style-name="P4">Developer features:</text:p>
          <text:list>
            <text:list-item>
              <text:p text:style-name="P4">Resolve ticket</text:p>
            </text:list-item>
            <text:list-item>
              <text:p text:style-name="P4">Provide analysis</text:p>
            </text:list-item>
          </text:list>
        </text:list-item>
        <text:list-item>
          <text:p text:style-name="P4">Tester features:</text:p>
          <text:list>
            <text:list-item>
              <text:p text:style-name="P4">Add new tests</text:p>
            </text:list-item>
            <text:list-item>
              <text:p text:style-name="P4">Confirm ticket resolution</text:p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FreeSans" svg:font-family="FreeSans" style:font-family-generic="system" style:font-pitch="variable"/>
    <style:font-face style:name="Nimbus Sans1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5-03T10:26:00.804846784</meta:creation-date>
    <dc:date>2020-05-03T11:16:02.989140479</dc:date>
    <meta:editing-duration>PT8M41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1" meta:paragraph-count="24" meta:word-count="95" meta:character-count="580" meta:non-whitespace-character-count="531"/>
  </office:meta>
</office:document-meta>
</file>